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71pt" fo:break-before="auto" style:use-optimal-row-height="true"/>
    </style:style>
    <style:style style:name="ro2" style:family="table-row">
      <style:table-row-properties style:row-height="12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33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121">
      <style:table-cell-properties fo:background-color="#666666" fo:border="none"/>
    </style:style>
    <style:style style:name="ce14" style:family="table-cell" style:parent-style-name="Default" style:data-style-name="N121">
      <style:table-cell-properties fo:border="none"/>
    </style:style>
    <style:style style:name="ce15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666666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121">
      <style:table-cell-properties fo:background-color="#ffff99" fo:border="none"/>
    </style:style>
    <style:style style:name="ce30" style:family="table-cell" style:parent-style-name="Default" style:data-style-name="N121">
      <style:table-cell-properties fo:background-color="#808080" fo:border="none"/>
    </style:style>
    <style:style style:name="ce31" style:family="table-cell" style:parent-style-name="Default" style:data-style-name="N121">
      <style:table-cell-properties fo:border-bottom="0.06pt solid #000000" fo:background-color="#ffff99" fo:border-left="none" fo:border-right="none" fo:border-top="none"/>
    </style:style>
    <style:style style:name="ce32" style:family="table-cell" style:parent-style-name="Default">
      <style:table-cell-properties fo:background-color="#ff33ff"/>
    </style:style>
    <style:style style:name="ce33" style:family="table-cell" style:parent-style-name="Default">
      <style:table-cell-properties fo:background-color="#00cc00"/>
    </style:style>
    <style:style style:name="ce34" style:family="table-cell" style:parent-style-name="Default" style:data-style-name="N121"/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7" style:family="table-cell" style:parent-style-name="Default" style:data-style-name="N121">
      <style:table-cell-properties fo:background-color="#ffff99"/>
    </style:style>
    <style:style style:name="ce3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121">
      <style:table-cell-properties fo:border-bottom="none" fo:background-color="#ffff99" fo:border-left="none" fo:border-right="0.06pt solid #000000" fo:border-top="none"/>
    </style:style>
    <style:style style:name="ce45" style:family="table-cell" style:parent-style-name="Default" style:data-style-name="N121">
      <style:table-cell-properties fo:border-bottom="0.06pt solid #000000" fo:background-color="#ffff99" fo:border-left="none" fo:border-right="0.06pt solid #000000" fo:border-top="none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  <style:style style:name="ta_extref" style:family="table">
      <style:table-properties table:display="false"/>
    </style:style>
  </office:automatic-styles>
  <office:body>
    <office:spreadsheet>
      <table:table table:name="Original model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style-name="ce4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3"/>
          <table:table-cell table:style-name="ce34" office:value-type="float" office:value="0.4" calcext:value-type="float">
            <text:p>0.400</text:p>
          </table:table-cell>
          <table:table-cell table:style-name="ce34" office:value-type="float" office:value="0.375" calcext:value-type="float">
            <text:p>0.375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4" office:value-type="float" office:value="0.675" calcext:value-type="float">
            <text:p>0.675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3"/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" calcext:value-type="float">
            <text:p>0.200</text:p>
          </table:table-cell>
          <table:table-cell table:style-name="ce47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4" office:value-type="float" office:value="0.65" calcext:value-type="float">
            <text:p>0.650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4" office:value-type="float" office:value="0.625" calcext:value-type="float">
            <text:p>0.625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38" office:value-type="float" office:value="0.425" calcext:value-type="float">
            <text:p>0.425</text:p>
          </table:table-cell>
          <table:table-cell table:style-name="ce4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5" office:value-type="float" office:value="0.7" calcext:value-type="float">
            <text:p>0.700</text:p>
          </table:table-cell>
          <table:table-cell table:style-name="ce15" office:value-type="float" office:value="0.45" calcext:value-type="float">
            <text:p>0.450</text:p>
          </table:table-cell>
          <table:table-cell table:style-name="ce15" office:value-type="float" office:value="0.35" calcext:value-type="float">
            <text:p>0.350</text:p>
          </table:table-cell>
          <table:table-cell table:style-name="ce39" office:value-type="float" office:value="0.4" calcext:value-type="float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6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7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7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8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0"/>
          <table:table-cell table:style-name="ce21" office:value-type="float" office:value="13" calcext:value-type="float">
            <text:p>13.00</text:p>
          </table:table-cell>
          <table:table-cell table:style-name="ce21" office:value-type="float" office:value="10.65" calcext:value-type="float">
            <text:p>10.6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1" calcext:value-type="float">
            <text:p>14.10</text:p>
          </table:table-cell>
          <table:table-cell table:style-name="ce21" office:value-type="float" office:value="11.2" calcext:value-type="float">
            <text:p>11.20</text:p>
          </table:table-cell>
          <table:table-cell table:style-name="ce40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22" calcext:value-type="float">
            <text:p>14.22</text:p>
          </table:table-cell>
          <table:table-cell table:style-name="ce21" office:value-type="float" office:value="11" calcext:value-type="float">
            <text:p>11.00</text:p>
          </table:table-cell>
          <table:table-cell table:style-name="ce40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0"/>
          <table:table-cell table:style-name="ce21" office:value-type="float" office:value="14.3" calcext:value-type="float">
            <text:p>14.30</text:p>
          </table:table-cell>
          <table:table-cell table:style-name="ce21" office:value-type="float" office:value="11.25" calcext:value-type="float">
            <text:p>11.2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1" office:value-type="float" office:value="17.5" calcext:value-type="float">
            <text:p>17.50</text:p>
          </table:table-cell>
          <table:table-cell table:style-name="ce21" office:value-type="float" office:value="13.8" calcext:value-type="float">
            <text:p>13.8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1" office:value-type="float" office:value="18.25" calcext:value-type="float">
            <text:p>18.2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2" office:value-type="float" office:value="19.75" calcext:value-type="float">
            <text:p>19.75</text:p>
          </table:table-cell>
          <table:table-cell table:style-name="ce22" office:value-type="float" office:value="13.9" calcext:value-type="float">
            <text:p>13.90</text:p>
          </table:table-cell>
          <table:table-cell table:style-name="ce22" office:value-type="float" office:value="10.75" calcext:value-type="float">
            <text:p>10.75</text:p>
          </table:table-cell>
          <table:table-cell table:style-name="ce41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3"/>
          <table:table-cell table:style-name="ce24" office:value-type="float" office:value="0.3" calcext:value-type="float">
            <text:p>0.30</text:p>
          </table:table-cell>
          <table:table-cell table:style-name="ce24" office:value-type="float" office:value="0.45" calcext:value-type="float">
            <text:p>0.45</text:p>
          </table:table-cell>
          <table:table-cell table:style-name="ce42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4" office:value-type="float" office:value="0.4" calcext:value-type="float">
            <text:p>0.40</text:p>
          </table:table-cell>
          <table:table-cell table:style-name="ce24" office:value-type="float" office:value="0.6" calcext:value-type="float">
            <text:p>0.60</text:p>
          </table:table-cell>
          <table:table-cell table:style-name="ce42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4" office:value-type="float" office:value="0.8" calcext:value-type="float">
            <text:p>0.80</text:p>
          </table:table-cell>
          <table:table-cell table:style-name="ce24" office:value-type="float" office:value="1.2" calcext:value-type="float">
            <text:p>1.20</text:p>
          </table:table-cell>
          <table:table-cell table:style-name="ce42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3"/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4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.5" calcext:value-type="float">
            <text:p>0.50</text:p>
          </table:table-cell>
          <table:table-cell table:style-name="ce25" office:value-type="float" office:value="0.75" calcext:value-type="float">
            <text:p>0.75</text:p>
          </table:table-cell>
          <table:table-cell table:style-name="ce43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6" office:value-type="string" calcext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7"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8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3" office:value-type="float" office:value="0" calcext:value-type="float">
            <text:p>0.000</text:p>
          </table:table-cell>
          <table:table-cell table:style-name="ce37" office:value-type="float" office:value="6250" calcext:value-type="float">
            <text:p>625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9" office:value-type="float" office:value="4285.71428571429" calcext:value-type="float">
            <text:p>4285.71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9" office:value-type="float" office:value="3703.7037037037" calcext:value-type="float">
            <text:p>3703.70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30" office:value-type="float" office:value="0" calcext:value-type="float">
            <text:p>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2040.12545189016" calcext:value-type="float">
            <text:p>2040.125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9" office:value-type="float" office:value="3846.15384615385" calcext:value-type="float">
            <text:p>3846.15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9" office:value-type="float" office:value="13164.4281644282" calcext:value-type="float">
            <text:p>13164.428</text:p>
          </table:table-cell>
          <table:table-cell table:style-name="ce37" office:value-type="float" office:value="19750" calcext:value-type="float">
            <text:p>19750.000</text:p>
          </table:table-cell>
          <table:table-cell table:style-name="ce37" office:value-type="float" office:value="18817.0174052527" calcext:value-type="float">
            <text:p>18817.017</text:p>
          </table:table-cell>
          <table:table-cell table:style-name="ce44" office:value-type="float" office:value="28000" calcext:value-type="float">
            <text:p>2800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7142.85714285714" calcext:value-type="float">
            <text:p>7142.857</text:p>
          </table:table-cell>
          <table:table-cell table:style-name="ce45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3">
          <table:table-cell table:style-name="ce8" table:formula="of:=SUMPRODUCT([.B25:.E31];[.B53:.E59])+ SUMPRODUCT([.B35:.E41];[.B53:.E59])" office:value-type="float" office:value="1382544.33431492" calcext:value-type="float">
            <text:p>1382544.33431492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Constraints</text:p>
          </table:table-cell>
          <table:table-cell table:style-name="ce10" office:value-type="string" calcext:value-type="string">
            <text:p>LHS</text:p>
          </table:table-cell>
          <table:table-cell table:style-name="ce10" office:value-type="string" calcext:value-type="string">
            <text:p>Sign</text:p>
          </table:table-cell>
          <table:table-cell table:style-name="ce10" office:value-type="string" calcext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33" table:formula="of:=SUM([.B53:.B59])" office:value-type="float" office:value="25000" calcext:value-type="float">
            <text:p>25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5000" calcext:value-type="float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33" table:formula="of:=SUM([.C53:.C59])" office:value-type="float" office:value="26000" calcext:value-type="float">
            <text:p>26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6000" calcext:value-type="float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style-name="ce33" table:formula="of:=SUM([.D53:.D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33" table:formula="of:=SUM([.E53:.E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0" table:formula="of:=SUMPRODUCT([.C53:.E53];[.C5:.E5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0" table:formula="of:=SUMPRODUCT([.B54:.E54];[.B6:.E6])" office:value-type="float" office:value="3000" calcext:value-type="float">
            <text:p>3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style-name="ce10" table:formula="of:=SUMPRODUCT([.B55:.E55];[.B7:.E7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0" table:formula="of:=SUMPRODUCT([.C56:.E56];[.C8:.E8])" office:value-type="float" office:value="714.043908161556" calcext:value-type="float">
            <text:p>714.0439081616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600" calcext:value-type="float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style-name="ce10" table:formula="of:=SUMPRODUCT([.B57:.E57];[.B9:.E9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0" table:formula="of:=SUMPRODUCT([.B58:.E58];[.B10:.E10])" office:value-type="float" office:value="38000" calcext:value-type="float">
            <text:p>38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8000" calcext:value-type="float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0" table:formula="of:=SUMPRODUCT([.B59:.E59];[.B11:.E11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 calcext:value-type="string">
            <text:p>Medium yarn</text:p>
          </table:table-cell>
          <table:table-cell table:formula="of:=SUM([.D53:.D59])-[.D58]" office:value-type="float" office:value="9182.9825947473" calcext:value-type="float">
            <text:p>9182.982594747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ne yarn</text:p>
          </table:table-cell>
          <table:table-cell table:formula="of:=SUM([.C53:.C59])-[.C58]" office:value-type="float" office:value="6250" calcext:value-type="float">
            <text:p>6250</text:p>
          </table:table-cell>
          <table:table-cell table:number-columns-repeated="4"/>
        </table:table-row>
      </table:table>
      <table:table table:name="Original model_2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style-name="ce4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3"/>
          <table:table-cell table:style-name="ce34" office:value-type="float" office:value="0.4" calcext:value-type="float">
            <text:p>0.400</text:p>
          </table:table-cell>
          <table:table-cell table:style-name="ce34" office:value-type="float" office:value="0.375" calcext:value-type="float">
            <text:p>0.375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4" office:value-type="float" office:value="0.675" calcext:value-type="float">
            <text:p>0.675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3"/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" calcext:value-type="float">
            <text:p>0.200</text:p>
          </table:table-cell>
          <table:table-cell table:style-name="ce47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4" office:value-type="float" office:value="0.65" calcext:value-type="float">
            <text:p>0.650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4" office:value-type="float" office:value="0.625" calcext:value-type="float">
            <text:p>0.625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38" office:value-type="float" office:value="0.425" calcext:value-type="float">
            <text:p>0.425</text:p>
          </table:table-cell>
          <table:table-cell table:style-name="ce4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5" office:value-type="float" office:value="0.7" calcext:value-type="float">
            <text:p>0.700</text:p>
          </table:table-cell>
          <table:table-cell table:style-name="ce15" office:value-type="float" office:value="0.45" calcext:value-type="float">
            <text:p>0.450</text:p>
          </table:table-cell>
          <table:table-cell table:style-name="ce15" office:value-type="float" office:value="0.35" calcext:value-type="float">
            <text:p>0.350</text:p>
          </table:table-cell>
          <table:table-cell table:style-name="ce39" office:value-type="float" office:value="0.4" calcext:value-type="float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6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7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7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8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0"/>
          <table:table-cell table:style-name="ce21" office:value-type="float" office:value="13" calcext:value-type="float">
            <text:p>13.00</text:p>
          </table:table-cell>
          <table:table-cell table:style-name="ce21" office:value-type="float" office:value="10.65" calcext:value-type="float">
            <text:p>10.6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1" calcext:value-type="float">
            <text:p>14.10</text:p>
          </table:table-cell>
          <table:table-cell table:style-name="ce21" office:value-type="float" office:value="11.2" calcext:value-type="float">
            <text:p>11.20</text:p>
          </table:table-cell>
          <table:table-cell table:style-name="ce40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22" calcext:value-type="float">
            <text:p>14.22</text:p>
          </table:table-cell>
          <table:table-cell table:style-name="ce21" office:value-type="float" office:value="11" calcext:value-type="float">
            <text:p>11.00</text:p>
          </table:table-cell>
          <table:table-cell table:style-name="ce40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0"/>
          <table:table-cell table:style-name="ce21" office:value-type="float" office:value="14.3" calcext:value-type="float">
            <text:p>14.30</text:p>
          </table:table-cell>
          <table:table-cell table:style-name="ce21" office:value-type="float" office:value="11.25" calcext:value-type="float">
            <text:p>11.2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1" office:value-type="float" office:value="17.5" calcext:value-type="float">
            <text:p>17.50</text:p>
          </table:table-cell>
          <table:table-cell table:style-name="ce21" office:value-type="float" office:value="13.8" calcext:value-type="float">
            <text:p>13.8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1" office:value-type="float" office:value="18.25" calcext:value-type="float">
            <text:p>18.2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2" office:value-type="float" office:value="19.75" calcext:value-type="float">
            <text:p>19.75</text:p>
          </table:table-cell>
          <table:table-cell table:style-name="ce22" office:value-type="float" office:value="13.9" calcext:value-type="float">
            <text:p>13.90</text:p>
          </table:table-cell>
          <table:table-cell table:style-name="ce22" office:value-type="float" office:value="10.75" calcext:value-type="float">
            <text:p>10.75</text:p>
          </table:table-cell>
          <table:table-cell table:style-name="ce41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3"/>
          <table:table-cell table:style-name="ce24" office:value-type="float" office:value="0.3" calcext:value-type="float">
            <text:p>0.30</text:p>
          </table:table-cell>
          <table:table-cell table:style-name="ce24" office:value-type="float" office:value="0.45" calcext:value-type="float">
            <text:p>0.45</text:p>
          </table:table-cell>
          <table:table-cell table:style-name="ce42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4" office:value-type="float" office:value="0.4" calcext:value-type="float">
            <text:p>0.40</text:p>
          </table:table-cell>
          <table:table-cell table:style-name="ce24" office:value-type="float" office:value="0.6" calcext:value-type="float">
            <text:p>0.60</text:p>
          </table:table-cell>
          <table:table-cell table:style-name="ce42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4" office:value-type="float" office:value="0.8" calcext:value-type="float">
            <text:p>0.80</text:p>
          </table:table-cell>
          <table:table-cell table:style-name="ce24" office:value-type="float" office:value="1.2" calcext:value-type="float">
            <text:p>1.20</text:p>
          </table:table-cell>
          <table:table-cell table:style-name="ce42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3"/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4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.5" calcext:value-type="float">
            <text:p>0.50</text:p>
          </table:table-cell>
          <table:table-cell table:style-name="ce25" office:value-type="float" office:value="0.75" calcext:value-type="float">
            <text:p>0.75</text:p>
          </table:table-cell>
          <table:table-cell table:style-name="ce43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6" office:value-type="string" calcext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7"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8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3" office:value-type="float" office:value="0" calcext:value-type="float">
            <text:p>0.000</text:p>
          </table:table-cell>
          <table:table-cell table:style-name="ce37" office:value-type="float" office:value="6250" calcext:value-type="float">
            <text:p>625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9" office:value-type="float" office:value="4285.71428571429" calcext:value-type="float">
            <text:p>4285.71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9" office:value-type="float" office:value="3703.7037037037" calcext:value-type="float">
            <text:p>3703.70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30" office:value-type="float" office:value="0" calcext:value-type="float">
            <text:p>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2040.12545189016" calcext:value-type="float">
            <text:p>2040.125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9" office:value-type="float" office:value="3846.15384615385" calcext:value-type="float">
            <text:p>3846.15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3">
          <table:table-cell office:value-type="string" calcext:value-type="string">
            <text:p>Filatoi Riuniti</text:p>
          </table:table-cell>
          <table:table-cell table:style-name="ce29" office:value-type="float" office:value="13164.4281644282" calcext:value-type="float">
            <text:p>13164.428</text:p>
          </table:table-cell>
          <table:table-cell table:style-name="ce37" office:value-type="float" office:value="19750" calcext:value-type="float">
            <text:p>19750.000</text:p>
          </table:table-cell>
          <table:table-cell table:style-name="ce37" office:value-type="float" office:value="18817.0174052527" calcext:value-type="float">
            <text:p>18817.017</text:p>
          </table:table-cell>
          <table:table-cell table:style-name="ce44" office:value-type="float" office:value="28000" calcext:value-type="float">
            <text:p>2800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7142.85714285714" calcext:value-type="float">
            <text:p>7142.857</text:p>
          </table:table-cell>
          <table:table-cell table:style-name="ce45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3">
          <table:table-cell table:style-name="ce8" table:formula="of:=SUMPRODUCT([.B25:.E31];[.B53:.E59])+ SUMPRODUCT([.B35:.E41];[.B53:.E59])" office:value-type="float" office:value="1382544.33431492" calcext:value-type="float">
            <text:p>1382544.33431492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Constraints</text:p>
          </table:table-cell>
          <table:table-cell table:style-name="ce10" office:value-type="string" calcext:value-type="string">
            <text:p>LHS</text:p>
          </table:table-cell>
          <table:table-cell table:style-name="ce10" office:value-type="string" calcext:value-type="string">
            <text:p>Sign</text:p>
          </table:table-cell>
          <table:table-cell table:style-name="ce10" office:value-type="string" calcext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33" table:formula="of:=SUM([.B53:.B59])" office:value-type="float" office:value="25000" calcext:value-type="float">
            <text:p>25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5000" calcext:value-type="float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33" table:formula="of:=SUM([.C53:.C59])" office:value-type="float" office:value="26000" calcext:value-type="float">
            <text:p>26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6000" calcext:value-type="float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style-name="ce33" table:formula="of:=SUM([.D53:.D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33" table:formula="of:=SUM([.E53:.E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0" table:formula="of:=SUMPRODUCT([.C53:.E53];[.C5:.E5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0" table:formula="of:=SUMPRODUCT([.B54:.E54];[.B6:.E6])" office:value-type="float" office:value="3000" calcext:value-type="float">
            <text:p>3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style-name="ce10" table:formula="of:=SUMPRODUCT([.B55:.E55];[.B7:.E7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0" table:formula="of:=SUMPRODUCT([.C56:.E56];[.C8:.E8])" office:value-type="float" office:value="714.043908161557" calcext:value-type="float">
            <text:p>714.0439081616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600" calcext:value-type="float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style-name="ce10" table:formula="of:=SUMPRODUCT([.B57:.E57];[.B9:.E9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0" table:formula="of:=SUMPRODUCT([.B58:.E58];[.B10:.E10])" office:value-type="float" office:value="38000" calcext:value-type="float">
            <text:p>38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8000" calcext:value-type="float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0" table:formula="of:=SUMPRODUCT([.B59:.E59];[.B11:.E11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 calcext:value-type="string">
            <text:p>Medium yarn</text:p>
          </table:table-cell>
          <table:table-cell table:formula="of:=SUM([.D53:.D59])-[.D58]" office:value-type="float" office:value="9182.9825947473" calcext:value-type="float">
            <text:p>9182.982594747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ne yarn</text:p>
          </table:table-cell>
          <table:table-cell table:formula="of:=SUM([.C53:.C59])-[.C58]" office:value-type="float" office:value="6250" calcext:value-type="float">
            <text:p>6250</text:p>
          </table:table-cell>
          <table:table-cell table:number-columns-repeated="4"/>
        </table:table-row>
      </table:table>
      <table:table table:name="Sensitivy Analysis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style-name="ce4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3"/>
          <table:table-cell table:style-name="ce34" office:value-type="float" office:value="0.4" calcext:value-type="float">
            <text:p>0.400</text:p>
          </table:table-cell>
          <table:table-cell table:style-name="ce34" office:value-type="float" office:value="0.375" calcext:value-type="float">
            <text:p>0.375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4" office:value-type="float" office:value="0.675" calcext:value-type="float">
            <text:p>0.675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3"/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" calcext:value-type="float">
            <text:p>0.200</text:p>
          </table:table-cell>
          <table:table-cell table:style-name="ce47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4" office:value-type="float" office:value="0.65" calcext:value-type="float">
            <text:p>0.650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4" office:value-type="float" office:value="0.625" calcext:value-type="float">
            <text:p>0.625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38" office:value-type="float" office:value="0.425" calcext:value-type="float">
            <text:p>0.425</text:p>
          </table:table-cell>
          <table:table-cell table:style-name="ce4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5" office:value-type="float" office:value="0.7" calcext:value-type="float">
            <text:p>0.700</text:p>
          </table:table-cell>
          <table:table-cell table:style-name="ce15" office:value-type="float" office:value="0.45" calcext:value-type="float">
            <text:p>0.450</text:p>
          </table:table-cell>
          <table:table-cell table:style-name="ce15" office:value-type="float" office:value="0.35" calcext:value-type="float">
            <text:p>0.350</text:p>
          </table:table-cell>
          <table:table-cell table:style-name="ce39" office:value-type="float" office:value="0.4" calcext:value-type="float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6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7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7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8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0"/>
          <table:table-cell table:style-name="ce21" office:value-type="float" office:value="13" calcext:value-type="float">
            <text:p>13.00</text:p>
          </table:table-cell>
          <table:table-cell table:style-name="ce21" office:value-type="float" office:value="10.65" calcext:value-type="float">
            <text:p>10.6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1" calcext:value-type="float">
            <text:p>14.10</text:p>
          </table:table-cell>
          <table:table-cell table:style-name="ce21" office:value-type="float" office:value="11.2" calcext:value-type="float">
            <text:p>11.20</text:p>
          </table:table-cell>
          <table:table-cell table:style-name="ce40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22" calcext:value-type="float">
            <text:p>14.22</text:p>
          </table:table-cell>
          <table:table-cell table:style-name="ce21" office:value-type="float" office:value="11" calcext:value-type="float">
            <text:p>11.00</text:p>
          </table:table-cell>
          <table:table-cell table:style-name="ce40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0"/>
          <table:table-cell table:style-name="ce21" office:value-type="float" office:value="14.3" calcext:value-type="float">
            <text:p>14.30</text:p>
          </table:table-cell>
          <table:table-cell table:style-name="ce21" office:value-type="float" office:value="11.25" calcext:value-type="float">
            <text:p>11.2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1" office:value-type="float" office:value="17.5" calcext:value-type="float">
            <text:p>17.50</text:p>
          </table:table-cell>
          <table:table-cell table:style-name="ce21" office:value-type="float" office:value="13.8" calcext:value-type="float">
            <text:p>13.8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1" office:value-type="float" office:value="18.25" calcext:value-type="float">
            <text:p>18.2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2" office:value-type="float" office:value="19.75" calcext:value-type="float">
            <text:p>19.75</text:p>
          </table:table-cell>
          <table:table-cell table:style-name="ce22" office:value-type="float" office:value="13.9" calcext:value-type="float">
            <text:p>13.90</text:p>
          </table:table-cell>
          <table:table-cell table:style-name="ce22" office:value-type="float" office:value="10.75" calcext:value-type="float">
            <text:p>10.75</text:p>
          </table:table-cell>
          <table:table-cell table:style-name="ce41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3"/>
          <table:table-cell table:style-name="ce24" office:value-type="float" office:value="0.3" calcext:value-type="float">
            <text:p>0.30</text:p>
          </table:table-cell>
          <table:table-cell table:style-name="ce24" office:value-type="float" office:value="0.45" calcext:value-type="float">
            <text:p>0.45</text:p>
          </table:table-cell>
          <table:table-cell table:style-name="ce42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4" office:value-type="float" office:value="0.4" calcext:value-type="float">
            <text:p>0.40</text:p>
          </table:table-cell>
          <table:table-cell table:style-name="ce24" office:value-type="float" office:value="0.6" calcext:value-type="float">
            <text:p>0.60</text:p>
          </table:table-cell>
          <table:table-cell table:style-name="ce42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4" office:value-type="float" office:value="0.8" calcext:value-type="float">
            <text:p>0.80</text:p>
          </table:table-cell>
          <table:table-cell table:style-name="ce24" office:value-type="float" office:value="1.2" calcext:value-type="float">
            <text:p>1.20</text:p>
          </table:table-cell>
          <table:table-cell table:style-name="ce42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3"/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4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.5" calcext:value-type="float">
            <text:p>0.50</text:p>
          </table:table-cell>
          <table:table-cell table:style-name="ce25" office:value-type="float" office:value="0.75" calcext:value-type="float">
            <text:p>0.75</text:p>
          </table:table-cell>
          <table:table-cell table:style-name="ce43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6" office:value-type="string" calcext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7"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8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3" office:value-type="float" office:value="0" calcext:value-type="float">
            <text:p>0.000</text:p>
          </table:table-cell>
          <table:table-cell table:style-name="ce37" office:value-type="float" office:value="6250" calcext:value-type="float">
            <text:p>625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9" office:value-type="float" office:value="3130.55668611223" calcext:value-type="float">
            <text:p>3130.557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2310.31519920411" calcext:value-type="float">
            <text:p>2310.315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9" office:value-type="float" office:value="3703.7037037037" calcext:value-type="float">
            <text:p>3703.70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30" office:value-type="float" office:value="0" calcext:value-type="float">
            <text:p>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7428.57142857143" calcext:value-type="float">
            <text:p>7428.571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9" office:value-type="float" office:value="3846.15384615385" calcext:value-type="float">
            <text:p>3846.15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9" office:value-type="float" office:value="14319.5857640302" calcext:value-type="float">
            <text:p>14319.586</text:p>
          </table:table-cell>
          <table:table-cell table:style-name="ce37" office:value-type="float" office:value="19750" calcext:value-type="float">
            <text:p>19750.000</text:p>
          </table:table-cell>
          <table:table-cell table:style-name="ce37" office:value-type="float" office:value="17118.2562293673" calcext:value-type="float">
            <text:p>17118.256</text:p>
          </table:table-cell>
          <table:table-cell table:style-name="ce44" office:value-type="float" office:value="28000" calcext:value-type="float">
            <text:p>2800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7142.85714285714" calcext:value-type="float">
            <text:p>7142.857</text:p>
          </table:table-cell>
          <table:table-cell table:style-name="ce45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8" table:formula="of:=SUMPRODUCT([.B25:.E31];[.B53:.E59])+ SUMPRODUCT([.B35:.E41];[.B53:.E59])" office:value-type="float" office:value="1457237.88269344" calcext:value-type="float">
            <text:p>1457237.88269344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Constraints</text:p>
          </table:table-cell>
          <table:table-cell table:style-name="ce10" office:value-type="string" calcext:value-type="string">
            <text:p>LHS</text:p>
          </table:table-cell>
          <table:table-cell table:style-name="ce10" office:value-type="string" calcext:value-type="string">
            <text:p>Sign</text:p>
          </table:table-cell>
          <table:table-cell table:style-name="ce10" office:value-type="string" calcext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33" table:formula="of:=SUM([.B53:.B59])" office:value-type="float" office:value="25000" calcext:value-type="float">
            <text:p>25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5000" calcext:value-type="float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33" table:formula="of:=SUM([.C53:.C59])" office:value-type="float" office:value="26000" calcext:value-type="float">
            <text:p>26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6000" calcext:value-type="float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style-name="ce33" table:formula="of:=SUM([.D53:.D59])" office:value-type="float" office:value="34000" calcext:value-type="float">
            <text:p>34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34000" calcext:value-type="float">
            <text:p>34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33" table:formula="of:=SUM([.E53:.E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0" table:formula="of:=SUMPRODUCT([.C53:.E53];[.C5:.E5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0" table:formula="of:=SUMPRODUCT([.B54:.E54];[.B6:.E6])" office:value-type="float" office:value="3000" calcext:value-type="float">
            <text:p>3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style-name="ce10" table:formula="of:=SUMPRODUCT([.B55:.E55];[.B7:.E7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0" table:formula="of:=SUMPRODUCT([.C56:.E56];[.C8:.E8])" office:value-type="float" office:value="2600" calcext:value-type="float">
            <text:p>26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600" calcext:value-type="float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style-name="ce10" table:formula="of:=SUMPRODUCT([.B57:.E57];[.B9:.E9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0" table:formula="of:=SUMPRODUCT([.B58:.E58];[.B10:.E10])" office:value-type="float" office:value="38000" calcext:value-type="float">
            <text:p>38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8000" calcext:value-type="float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0" table:formula="of:=SUMPRODUCT([.B59:.E59];[.B11:.E11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 calcext:value-type="string">
            <text:p>Medium yarn</text:p>
          </table:table-cell>
          <table:table-cell table:formula="of:=SUM([.D53:.D59])-[.D58]" office:value-type="float" office:value="16881.7437706327" calcext:value-type="float">
            <text:p>16881.743770632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ne yarn</text:p>
          </table:table-cell>
          <table:table-cell table:formula="of:=SUM([.C53:.C59])-[.C58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ost 1</text:p>
          </table:table-cell>
          <table:table-cell office:value-type="float" office:value="1382544.33431492" calcext:value-type="float">
            <text:p>1382544.3343149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st 2</text:p>
          </table:table-cell>
          <table:table-cell office:value-type="float" office:value="1381273.74607963" calcext:value-type="float">
            <text:p>1381273.74607963</text:p>
          </table:table-cell>
          <table:table-cell table:formula="of:=[.B83]-[.B84]" office:value-type="float" office:value="1270.58823529002" calcext:value-type="float">
            <text:p>1270.588235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st 3</text:p>
          </table:table-cell>
          <table:table-cell office:value-type="float" office:value="1444044.33431492" calcext:value-type="float">
            <text:p>1444044.33431492</text:p>
          </table:table-cell>
          <table:table-cell table:formula="of:=[.B85]-[.B83]" office:value-type="float" office:value="61500" calcext:value-type="float">
            <text:p>615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st 4</text:p>
          </table:table-cell>
          <table:table-cell office:value-type="float" office:value="1457237.88269344" calcext:value-type="float">
            <text:p>1457237.88269344</text:p>
          </table:table-cell>
          <table:table-cell table:formula="of:=[.B86]-[.B83]" office:value-type="float" office:value="74693.54837852" calcext:value-type="float">
            <text:p>74693.54837852</text:p>
          </table:table-cell>
          <table:table-cell table:formula="of:=[.C86]/6000" office:value-type="float" office:value="12.4489247297533" calcext:value-type="float">
            <text:p>12.4489247298</text:p>
          </table:table-cell>
          <table:table-cell table:number-columns-repeated="2"/>
        </table:table-row>
      </table:table>
      <table:table table:name="Data estimates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style-name="ce4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3"/>
          <table:table-cell table:style-name="ce34" office:value-type="float" office:value="0.4" calcext:value-type="float">
            <text:p>0.400</text:p>
          </table:table-cell>
          <table:table-cell table:style-name="ce34" office:value-type="float" office:value="0.375" calcext:value-type="float">
            <text:p>0.375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4" office:value-type="float" office:value="0.675" calcext:value-type="float">
            <text:p>0.675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3"/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35" calcext:value-type="float">
            <text:p>0.350</text:p>
          </table:table-cell>
          <table:table-cell table:style-name="ce38" office:value-type="float" office:value="0.2" calcext:value-type="float">
            <text:p>0.200</text:p>
          </table:table-cell>
          <table:table-cell table:style-name="ce47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4" office:value-type="float" office:value="0.65" calcext:value-type="float">
            <text:p>0.650</text:p>
          </table:table-cell>
          <table:table-cell table:style-name="ce34" office:value-type="float" office:value="0.45" calcext:value-type="float">
            <text:p>0.4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4" office:value-type="float" office:value="0.625" calcext:value-type="float">
            <text:p>0.625</text:p>
          </table:table-cell>
          <table:table-cell table:style-name="ce34" office:value-type="float" office:value="0.5" calcext:value-type="float">
            <text:p>0.500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38" office:value-type="float" office:value="0.425" calcext:value-type="float">
            <text:p>0.425</text:p>
          </table:table-cell>
          <table:table-cell table:style-name="ce4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5" office:value-type="float" office:value="0.7" calcext:value-type="float">
            <text:p>0.700</text:p>
          </table:table-cell>
          <table:table-cell table:style-name="ce15" office:value-type="float" office:value="0.45" calcext:value-type="float">
            <text:p>0.450</text:p>
          </table:table-cell>
          <table:table-cell table:style-name="ce15" office:value-type="float" office:value="0.35" calcext:value-type="float">
            <text:p>0.350</text:p>
          </table:table-cell>
          <table:table-cell table:style-name="ce39" office:value-type="float" office:value="0.4" calcext:value-type="float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6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7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7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8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0"/>
          <table:table-cell table:style-name="ce21" office:value-type="float" office:value="13" calcext:value-type="float">
            <text:p>13.00</text:p>
          </table:table-cell>
          <table:table-cell table:style-name="ce21" office:value-type="float" office:value="10.65" calcext:value-type="float">
            <text:p>10.6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1" calcext:value-type="float">
            <text:p>14.10</text:p>
          </table:table-cell>
          <table:table-cell table:style-name="ce21" office:value-type="float" office:value="11.2" calcext:value-type="float">
            <text:p>11.20</text:p>
          </table:table-cell>
          <table:table-cell table:style-name="ce40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1" office:value-type="float" office:value="17.4" calcext:value-type="float">
            <text:p>17.40</text:p>
          </table:table-cell>
          <table:table-cell table:style-name="ce21" office:value-type="float" office:value="14.22" calcext:value-type="float">
            <text:p>14.22</text:p>
          </table:table-cell>
          <table:table-cell table:style-name="ce21" office:value-type="float" office:value="11" calcext:value-type="float">
            <text:p>11.00</text:p>
          </table:table-cell>
          <table:table-cell table:style-name="ce40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0"/>
          <table:table-cell table:style-name="ce21" office:value-type="float" office:value="14.3" calcext:value-type="float">
            <text:p>14.30</text:p>
          </table:table-cell>
          <table:table-cell table:style-name="ce21" office:value-type="float" office:value="11.25" calcext:value-type="float">
            <text:p>11.25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1" office:value-type="float" office:value="17.5" calcext:value-type="float">
            <text:p>17.50</text:p>
          </table:table-cell>
          <table:table-cell table:style-name="ce21" office:value-type="float" office:value="13.8" calcext:value-type="float">
            <text:p>13.80</text:p>
          </table:table-cell>
          <table:table-cell table:style-name="ce21" office:value-type="float" office:value="11.4" calcext:value-type="float">
            <text:p>11.40</text:p>
          </table:table-cell>
          <table:table-cell table:style-name="ce40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1" table:formula="of:=18.25*0.95" office:value-type="float" office:value="17.3375" calcext:value-type="float">
            <text:p>17.34</text:p>
          </table:table-cell>
          <table:table-cell table:style-name="ce21" table:formula="of:=13.9*0.95" office:value-type="float" office:value="13.205" calcext:value-type="float">
            <text:p>13.21</text:p>
          </table:table-cell>
          <table:table-cell table:style-name="ce21" table:formula="of:=11.4 *0.95" office:value-type="float" office:value="10.83" calcext:value-type="float">
            <text:p>10.83</text:p>
          </table:table-cell>
          <table:table-cell table:style-name="ce40" table:formula="of:=8.9*0.95" office:value-type="float" office:value="8.455" calcext:value-type="float">
            <text:p>8.46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2" office:value-type="float" office:value="19.75" calcext:value-type="float">
            <text:p>19.75</text:p>
          </table:table-cell>
          <table:table-cell table:style-name="ce22" office:value-type="float" office:value="13.9" calcext:value-type="float">
            <text:p>13.90</text:p>
          </table:table-cell>
          <table:table-cell table:style-name="ce22" office:value-type="float" office:value="10.75" calcext:value-type="float">
            <text:p>10.75</text:p>
          </table:table-cell>
          <table:table-cell table:style-name="ce41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3"/>
          <table:table-cell table:style-name="ce24" office:value-type="float" office:value="0.3" calcext:value-type="float">
            <text:p>0.30</text:p>
          </table:table-cell>
          <table:table-cell table:style-name="ce24" office:value-type="float" office:value="0.45" calcext:value-type="float">
            <text:p>0.45</text:p>
          </table:table-cell>
          <table:table-cell table:style-name="ce42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4" office:value-type="float" office:value="0.4" calcext:value-type="float">
            <text:p>0.40</text:p>
          </table:table-cell>
          <table:table-cell table:style-name="ce24" office:value-type="float" office:value="0.6" calcext:value-type="float">
            <text:p>0.60</text:p>
          </table:table-cell>
          <table:table-cell table:style-name="ce42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4" office:value-type="float" office:value="0.8" calcext:value-type="float">
            <text:p>0.80</text:p>
          </table:table-cell>
          <table:table-cell table:style-name="ce24" office:value-type="float" office:value="1.2" calcext:value-type="float">
            <text:p>1.20</text:p>
          </table:table-cell>
          <table:table-cell table:style-name="ce42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3"/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4" office:value-type="float" office:value="0.7" calcext:value-type="float">
            <text:p>0.70</text:p>
          </table:table-cell>
          <table:table-cell table:style-name="ce24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4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.5" calcext:value-type="float">
            <text:p>0.50</text:p>
          </table:table-cell>
          <table:table-cell table:style-name="ce25" office:value-type="float" office:value="0.75" calcext:value-type="float">
            <text:p>0.75</text:p>
          </table:table-cell>
          <table:table-cell table:style-name="ce43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6" office:value-type="string" calcext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7" office:value-type="float" office:value="26000" calcext:value-type="float">
            <text:p>26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dium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8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3" office:value-type="float" office:value="0" calcext:value-type="float">
            <text:p>0.000</text:p>
          </table:table-cell>
          <table:table-cell table:style-name="ce37" office:value-type="float" office:value="6250" calcext:value-type="float">
            <text:p>625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9" office:value-type="float" office:value="4285.71428571429" calcext:value-type="float">
            <text:p>4285.71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9" office:value-type="float" office:value="3703.7037037037" calcext:value-type="float">
            <text:p>3703.70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30" office:value-type="float" office:value="0" calcext:value-type="float">
            <text:p>0.000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2040.12545189016" calcext:value-type="float">
            <text:p>2040.125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9" office:value-type="float" office:value="3846.15384615385" calcext:value-type="float">
            <text:p>3846.154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9" office:value-type="float" office:value="13164.4281644282" calcext:value-type="float">
            <text:p>13164.428</text:p>
          </table:table-cell>
          <table:table-cell table:style-name="ce37" office:value-type="float" office:value="19750" calcext:value-type="float">
            <text:p>19750.000</text:p>
          </table:table-cell>
          <table:table-cell table:style-name="ce37" office:value-type="float" office:value="18817.0174052527" calcext:value-type="float">
            <text:p>18817.017</text:p>
          </table:table-cell>
          <table:table-cell table:style-name="ce44" office:value-type="float" office:value="28000" calcext:value-type="float">
            <text:p>2800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7142.85714285714" calcext:value-type="float">
            <text:p>7142.857</text:p>
          </table:table-cell>
          <table:table-cell table:style-name="ce45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8" table:formula="of:=SUMPRODUCT([.B25:.E31];[.B53:.E59])+ SUMPRODUCT([.B35:.E41];[.B53:.E59])" office:value-type="float" office:value="1333619.84369389" calcext:value-type="float">
            <text:p>1333619.84369389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Constraints</text:p>
          </table:table-cell>
          <table:table-cell table:style-name="ce10" office:value-type="string" calcext:value-type="string">
            <text:p>LHS</text:p>
          </table:table-cell>
          <table:table-cell table:style-name="ce10" office:value-type="string" calcext:value-type="string">
            <text:p>Sign</text:p>
          </table:table-cell>
          <table:table-cell table:style-name="ce10" office:value-type="string" calcext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33" table:formula="of:=SUM([.B53:.B59])" office:value-type="float" office:value="25000" calcext:value-type="float">
            <text:p>25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5000" calcext:value-type="float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33" table:formula="of:=SUM([.C53:.C59])" office:value-type="float" office:value="26000" calcext:value-type="float">
            <text:p>26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6000" calcext:value-type="float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style-name="ce33" table:formula="of:=SUM([.D53:.D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33" table:formula="of:=SUM([.E53:.E59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10" table:formula="of:=SUMPRODUCT([.C53:.E53];[.C5:.E5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0" table:formula="of:=SUMPRODUCT([.B54:.E54];[.B6:.E6])" office:value-type="float" office:value="3000" calcext:value-type="float">
            <text:p>3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style-name="ce10" table:formula="of:=SUMPRODUCT([.B55:.E55];[.B7:.E7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De Blasi</text:p>
          </table:table-cell>
          <table:table-cell table:style-name="ce10" table:formula="of:=SUMPRODUCT([.C56:.E56];[.C8:.E8])" office:value-type="float" office:value="714.043908161556" calcext:value-type="float">
            <text:p>714.0439081616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600" calcext:value-type="float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style-name="ce10" table:formula="of:=SUMPRODUCT([.B57:.E57];[.B9:.E9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0" table:formula="of:=SUMPRODUCT([.B58:.E58];[.B10:.E10])" office:value-type="float" office:value="38000" calcext:value-type="float">
            <text:p>38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38000" calcext:value-type="float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0" table:formula="of:=SUMPRODUCT([.B59:.E59];[.B11:.E11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 calcext:value-type="string">
            <text:p>Medium yarn</text:p>
          </table:table-cell>
          <table:table-cell table:formula="of:=SUM([.D53:.D59])-[.D58]" office:value-type="float" office:value="9182.9825947473" calcext:value-type="float">
            <text:p>9182.982594747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ne yarn</text:p>
          </table:table-cell>
          <table:table-cell table:formula="of:=SUM([.C53:.C59])-[.C58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ost 1</text:p>
          </table:table-cell>
          <table:table-cell office:value-type="float" office:value="1382544.33431492" calcext:value-type="float">
            <text:p>1382544.3343149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st 2</text:p>
          </table:table-cell>
          <table:table-cell office:value-type="float" office:value="1431468.82493596" calcext:value-type="float">
            <text:p>1431468.82493596</text:p>
          </table:table-cell>
          <table:table-cell table:formula="of:=[.B84]-[.B83]" office:value-type="float" office:value="48924.4906210399" calcext:value-type="float">
            <text:p>48924.490621039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st 3</text:p>
          </table:table-cell>
          <table:table-cell office:value-type="float" office:value="1333619.84369389" calcext:value-type="float">
            <text:p>1333619.84369389</text:p>
          </table:table-cell>
          <table:table-cell table:formula="of:=[.B85]-[.B83]" office:value-type="float" office:value="-48924.4906210301" calcext:value-type="float">
            <text:p>-48924.490621030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1:45:53.6051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06T13:51:05.296161000</dc:date>
    <meta:editing-duration>P1DT13H4M53S</meta:editing-duration>
    <meta:editing-cycles>7</meta:editing-cycles>
    <meta:generator>LibreOffice/4.4.5.2$MacOSX_X86_64 LibreOffice_project/a22f674fd25a3b6f45bdebf25400ed2adff0ff99</meta:generator>
    <meta:document-statistic meta:table-count="6" meta:cell-count="996" meta:object-count="0"/>
  </office:meta>
</office:document-meta>
</file>